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Times New Roman" fo:font-size="12pt" style:font-size-asian="12pt" style:font-name-complex="Times New Roman1" style:font-size-complex="12pt"/>
    </style:style>
    <style:style style:name="P2" style:family="paragraph" style:parent-style-name="Standard">
      <style:paragraph-properties fo:margin-left="0.25in" fo:margin-right="0in" fo:margin-top="0in" fo:margin-bottom="0in" fo:line-height="100%" fo:text-indent="-0.25in" style:auto-text-indent="false"/>
      <style:text-properties style:font-name="Times New Roman" fo:font-size="12pt" style:font-size-asian="12pt" style:font-name-complex="Times New Roman1" style:font-size-complex="12pt"/>
    </style:style>
    <style:style style:name="P3" style:family="paragraph" style:parent-style-name="Standard">
      <style:paragraph-properties fo:margin-left="0.25in" fo:margin-right="0in" fo:margin-top="0in" fo:margin-bottom="0in" fo:line-height="100%" fo:text-indent="-0.25in" style:auto-text-indent="false"/>
    </style:style>
    <style:style style:name="P4" style:family="paragraph" style:parent-style-name="Standard">
      <style:paragraph-properties fo:margin-left="0in" fo:margin-right="0in" fo:margin-top="0in" fo:margin-bottom="0in" fo:line-height="100%"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style:text-properties style:font-name="Times New Roman" fo:font-size="12pt" style:font-size-asian="12pt" style:font-name-complex="Times New Roman1" style:font-size-complex="12pt"/>
    </style:style>
    <style:style style:name="P7" style:family="paragraph" style:parent-style-name="Standard">
      <style:paragraph-properties fo:margin-top="0in" fo:margin-bottom="0in" fo:line-height="100%"/>
      <style:text-properties style:font-name="Times New Roman" fo:font-size="12pt" fo:font-weight="normal" style:font-size-asian="12pt" style:font-weight-asian="normal" style:font-name-complex="Times New Roman1" style:font-size-complex="12pt" style:font-weight-complex="normal"/>
    </style:style>
    <style:style style:name="P8" style:family="paragraph" style:parent-style-name="Standard">
      <style:paragraph-properties fo:margin-top="0in" fo:margin-bottom="0in" fo:line-height="100%"/>
      <style:text-properties fo:font-weight="bold" style:font-weight-asian="bold" style:font-weight-complex="bold"/>
    </style:style>
    <style:style style:name="P9" style:family="paragraph" style:parent-style-name="Standard">
      <style:paragraph-properties fo:margin-top="0in" fo:margin-bottom="0in" fo:line-height="100%"/>
      <style:text-properties fo:color="#000000" style:font-name="Times New Roman" fo:font-size="12pt" style:font-size-asian="12pt" style:font-size-complex="12pt"/>
    </style:style>
    <style:style style:name="P10" style:family="paragraph" style:parent-style-name="Standard">
      <style:paragraph-properties fo:margin-top="0in" fo:margin-bottom="0in" fo:line-height="100%"/>
      <style:text-properties fo:color="#000000" style:font-name="Times New Roman" fo:font-size="12pt" fo:font-style="normal" style:font-name-asian="Georgia" style:font-size-asian="12pt" style:font-style-asian="normal" style:font-name-complex="Georgia" style:font-size-complex="12pt" style:font-style-complex="normal"/>
    </style:style>
    <style:style style:name="P11" style:family="paragraph" style:parent-style-name="Standard">
      <style:paragraph-properties fo:margin-left="0in" fo:margin-right="0in" fo:margin-top="0in" fo:margin-bottom="0in" fo:line-height="100%" fo:text-indent="0in" style:auto-text-indent="false"/>
      <style:text-properties fo:color="#000000" style:font-name="Times New Roman" fo:font-size="12pt" style:font-size-asian="12pt" style:font-size-complex="12pt"/>
    </style:style>
    <style:style style:name="P12" style:family="paragraph" style:parent-style-name="Standard">
      <style:paragraph-properties fo:margin-left="0in" fo:margin-right="0in" fo:margin-top="0in" fo:margin-bottom="0in" fo:line-height="100%" fo:text-indent="0in" style:auto-text-indent="false"/>
      <style:text-properties fo:color="#000000" style:font-name="Times New Roman" fo:font-size="12pt" fo:font-style="normal" style:font-name-asian="Georgia" style:font-size-asian="12pt" style:font-style-asian="normal" style:font-name-complex="Georgia" style:font-size-complex="12pt" style:font-style-complex="normal"/>
    </style:style>
    <style:style style:name="P13" style:family="paragraph" style:parent-style-name="No_20_Spacing" style:master-page-name="Standard">
      <style:paragraph-properties fo:text-align="center" style:justify-single-word="false" style:page-number="auto"/>
      <style:text-properties style:font-name="Times New Roman" fo:font-size="16pt" style:font-size-asian="16pt" style:font-name-complex="Times New Roman1" style:font-size-complex="16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style>
    <style:style style:name="T3" style:family="text">
      <style:text-properties style:font-name="Times New Roman" fo:font-size="12pt" fo:font-weight="normal" style:font-size-asian="12pt" style:font-weight-asian="normal" style:font-name-complex="Times New Roman1" style:font-size-complex="12pt" style:font-weight-complex="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style:font-name-asian="Georgia" style:font-style-asian="normal" style:font-name-complex="Georgia" style:font-style-complex="normal"/>
    </style:style>
    <style:style style:name="T6" style:family="text">
      <style:text-properties fo:font-variant="normal" fo:text-transform="none" fo:letter-spacing="normal" fo:font-style="italic" fo:font-weight="normal" style:font-style-asian="italic" style:font-style-complex="italic"/>
    </style:style>
    <style:style style:name="T7" style:family="text">
      <style:text-properties fo:font-style="normal" style:font-name-asian="Georgia" style:font-style-asian="normal" style:font-name-complex="Georgia" style:font-style-complex="normal"/>
    </style:style>
    <style:style style:name="T8" style:family="text">
      <style:text-properties style:font-name-asian="Georgia" style:font-name-complex="Georgia"/>
    </style:style>
    <style:style style:name="T9" style:family="text">
      <style:text-properties fo:font-weight="bold" style:font-name-asian="Georgia" style:font-weight-asian="bold" style:font-name-complex="Georgia" style:font-weight-complex="bold"/>
    </style:style>
    <style:style style:name="T10" style:family="text">
      <style:text-properties fo:font-weight="bold" style:font-weight-asian="bold" style:font-weight-complex="bold"/>
    </style:style>
    <style:style style:name="T11" style:family="text">
      <style:text-properties fo:color="#000000" style:font-name="Times New Roman" fo:font-size="12pt" fo:font-weight="normal" style:font-name-asian="Georgia" style:font-size-asian="12pt" style:font-weight-asian="normal" style:font-name-complex="Georgia" style:font-size-complex="12pt" style:font-weight-complex="normal"/>
    </style:style>
    <style:style style:name="T12" style:family="text">
      <style:text-properties fo:color="#000000" style:font-name="Times New Roman" fo:font-size="12pt" fo:font-style="italic" fo:font-weight="normal" style:font-name-asian="Georgia" style:font-size-asian="12pt" style:font-style-asian="italic" style:font-weight-asian="normal" style:font-name-complex="Georgia" style:font-size-complex="12pt" style:font-style-complex="italic" style:font-weight-complex="normal"/>
    </style:style>
    <style:style style:name="T13" style:family="text">
      <style:text-properties fo:color="#000000" style:font-name="Times New Roman" fo:font-size="12pt" fo:font-style="normal" fo:font-weight="normal" style:font-name-asian="Georgia" style:font-size-asian="12pt" style:font-style-asian="normal" style:font-weight-asian="normal" style:font-name-complex="Georgia" style:font-size-complex="12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 text:c="2"/>One Thing for 2017</text:p>
      <text:p text:style-name="P1"/>
      <text:p text:style-name="No_20_Spacing"><text:span text:style-name="T2">Read:</text:span><text:span text:style-name="T1"> Philippians 3:12-16</text:span></text:p>
      <text:p text:style-name="P1"/>
      <text:p text:style-name="P3"><text:span text:style-name="T2">Text:</text:span><text:span text:style-name="T1"> Philippians 3:13</text:span><text:span text:style-name="T11"> “...</text:span><text:span text:style-name="T12">this</text:span><text:span text:style-name="T13"> one thing </text:span><text:span text:style-name="T12">I do...”</text:span></text:p>
      <text:p text:style-name="P2"/>
      <text:h text:style-name="P5" text:outline-level="3"><text:span text:style-name="T2">Introduction:</text:span><text:span text:style-name="T1"> When Jonathan and Anthony were little I used to take them with me to various places. Jonathan would always ask where we were going. Anthony was always turning around and looking at things that we had passed. I was in the middle holding on to their hands...one pulling me forward and the other holding me back. It might be more accurate to say that one was pulling on me and I was pulling on the other one. </text:span></text:h>
      <text:h text:style-name="P6" text:outline-level="3"><text:s text:c="2"/>When it comes to facing the new year we seem to have the same situation. There are some of us who are concerned with what they are facing this next year while others are worried about the past. Some of us are in both time zones.</text:h>
      <text:h text:style-name="P6" text:outline-level="3"/>
      <text:h text:style-name="P8" text:outline-level="3"><text:span text:style-name="T1">One Thing I Do:</text:span><text:span text:style-name="T3"> There are three things that Paul emphasizes but all are united into the one thing. To do only one part is to fail in all parts.</text:span></text:h>
      <text:h text:style-name="P7" text:outline-level="3"/>
      <text:h text:style-name="P9" text:outline-level="3"><text:span text:style-name="T9">Forget the past:</text:span><text:span text:style-name="T8"> (</text:span><text:span text:style-name="T7">forgetting those things which are behind) </text:span></text:h>
      <text:h text:style-name="P10" text:outline-level="3"><text:s text:c="2"/>You and I can be so focused on past victories, past failures, or past hurts that we become mired in the past and fail to move forward at all. </text:h>
      <text:h text:style-name="P9" text:outline-level="3"><text:span text:style-name="T7"><text:s text:c="2"/></text:span><text:span text:style-name="T5">Robert E. Lee was visiting a Kentucky lady. She took him to the rem-ains of a grand old tree at the front of her formerly great mansion. The north and the south had fought a bitter battle right at her house, and the <text:s/>trunk of that tree had been destroyed by Federal Artillery Fire. She ex- pected Lee to speak a word of consolation condemning the north for her loss. </text:span><text:span text:style-name="T6">After a moment, Lee said, "Cut it down, my dear Madam, and forget it."</text:span></text:h>
      <text:h text:style-name="P10" text:outline-level="3"><text:s text:c="2"/></text:h>
      <text:h text:style-name="P9" text:outline-level="3"><text:span text:style-name="T9">Focus on the future:</text:span><text:span text:style-name="T8"> (</text:span><text:span text:style-name="T7">reaching...unto those things which are before)</text:span></text:h>
      <text:h text:style-name="P10" text:outline-level="3"><text:s text:c="2"/>Forgetting the past is not going to do us any good if we fail to look ahead to what God has prepared for us. Where and what our focus is will determine our success or failure in our life.</text:h>
      <text:h text:style-name="P10" text:outline-level="3"><text:s/>Brian Jones said that when he was a kid, the city hosted an Easter Egg</text:h>
      <text:h text:style-name="P10" text:outline-level="3">Hunt. One year, as he stood at the starting line, he spotted, off in the </text:h>
      <text:p text:style-name="P4"><text:span text:style-name="T4">distance, the gold egg. Each year the officials of the event placed one large, glistening gold egg in each age group's section of the hunt. The kid who discovered it would claim a large prize in front of all the other kids. This was his year. He, alone, had seen the golden egg, tucked un- derneath the right-field fence on baseball diamond number four. When the gun went off, he ran with all his might past all the eggs lying in the field, not stopping to pick any up and slow himself down. He blew past his friends and reached the fence, winded and sweaty. When he bent down to grab his prize, he couldn't believe his eyes; his golden egg had turned into a shiny candy wrapper! It had been a mistake. He was crushed. He turned around and looked back across the field. By that time all the other eggs were gone. He walked home that day with-out a single egg in his basket.</text:span> His wrong focus left him with an empty basket and a frustrated spirit. Many people are focusing on the golden egg and missing out on the things God has placed in front of them.</text:p>
      <text:p text:style-name="P4"/>
      <text:h text:style-name="P4" text:outline-level="3"><text:span text:style-name="T9">Face the goal:</text:span><text:span text:style-name="T8"> (</text:span><text:span text:style-name="T7">I press toward the mark for the prize)</text:span></text:h>
      <text:h text:style-name="P4" text:outline-level="3"><text:span text:style-name="T7"><text:s/></text:span><text:span text:style-name="T5"><text:s text:c="2"/>A woman walked into her bathroom and saw her husband weighing himself on the bathroom scales, sucking in his stomach. The woman thought, ''He thinks he will weigh less by sucking in his stomach.'' So, the woman said, sarcastically, to her husband, ''That's not going to help.'' Her husband said, ''Sure it will. It's the only way I can see the numbers.'' He knew that to reach his goal he had to know where he was starting from. </text:span></text:h>
      <text:h text:style-name="P4" text:outline-level="3"><text:span text:style-name="T5"><text:s/></text:span><text:span text:style-name="T7"><text:s/>Many of us are like the farmer who had his barn painted with hund-reds of targets and an arrow was dead center in each of them. When he was asked how he became such an excellent shot; he replied that he shot the arrows first and then painted the targets around them. </text:span></text:h>
      <text:h text:style-name="P12" text:outline-level="3"><text:s text:c="2"/>What is the goal for the saint of God? Is it just a mansion in glory? Perhaps as we read the scriptures we will come up with more than that. Could it be that God's plans for us include more than a retirement plan. It just may be that He has some plans for us to accomplish down here first. </text:h>
      <text:p text:style-name="P4"><text:line-break/><text:span text:style-name="T10">Conclude:</text:span> Since it is New Years Day and therefore we are tempted to make resolutions let me suggest the one Paul speaks here. Forget, Reach, and Pres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6</meta:editing-cycles>
    <meta:creation-date>2014-03-28T17:34:00</meta:creation-date>
    <dc:date>2016-12-31T17:07:58.07</dc:date>
    <meta:editing-duration>PT5H15M24S</meta:editing-duration>
    <meta:generator>OpenOffice/4.1.2$Win32 OpenOffice.org_project/412m3$Build-9782</meta:generator>
    <meta:printed-by>Joel  Tice</meta:printed-by>
    <meta:print-date>2016-12-31T17:07:25.82</meta:print-date>
    <meta:document-statistic meta:table-count="0" meta:image-count="0" meta:object-count="0" meta:page-count="1" meta:paragraph-count="20" meta:word-count="798" meta:character-count="418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